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mic Sans MS" fo:font-size="7pt" officeooo:rsid="0021bd2d" officeooo:paragraph-rsid="0010ffab" style:font-size-asian="7pt" style:font-size-complex="7pt"/>
    </style:style>
    <style:style style:name="P3" style:family="paragraph" style:parent-style-name="Footer">
      <style:text-properties style:font-name="Copperplate Gothic Bold" fo:font-size="6pt" officeooo:rsid="00293486" officeooo:paragraph-rsid="00293486" style:font-size-asian="6pt" style:font-size-complex="6pt"/>
    </style:style>
    <style:style style:name="T1" style:family="text">
      <style:text-properties officeooo:rsid="0025d2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93486" officeooo:paragraph-rsid="00293486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0.0</text:p>
        <text:p text:style-name="MP2">Version 1.0<text:span text:style-name="MT1">1 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vierge_portrait</text:file-name><text:tab/><text:date style:data-style-name="N37" text:date-value="2022-07-24T11:17:26.876000007">24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24T11:17:26.753000000</dc:date>
    <meta:editing-duration>PT4H7M35S</meta:editing-duration>
    <meta:editing-cycles>13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2" meta:word-count="9" meta:character-count="68" meta:non-whitespace-character-count="61"/>
  </office:meta>
</office:document-meta>
</file>